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5pt" officeooo:rsid="001212c3" officeooo:paragraph-rsid="00534452" style:font-size-asian="15pt" style:font-size-complex="15pt"/>
    </style:style>
    <style:style style:name="P2" style:family="paragraph" style:parent-style-name="Standard">
      <style:text-properties fo:color="#000000" fo:font-size="15pt" officeooo:rsid="001212c3" officeooo:paragraph-rsid="0005f516" style:font-size-asian="15pt" style:font-size-complex="15pt"/>
    </style:style>
    <style:style style:name="P3" style:family="paragraph" style:parent-style-name="Standard">
      <style:text-properties fo:color="#000000" fo:font-size="15pt" officeooo:rsid="002ee593" officeooo:paragraph-rsid="002ee593" style:font-size-asian="15pt" style:font-size-complex="15pt"/>
    </style:style>
    <style:style style:name="P4" style:family="paragraph" style:parent-style-name="Standard">
      <style:text-properties fo:color="#000000" fo:font-size="15pt" officeooo:rsid="002ee593" officeooo:paragraph-rsid="0031064f" style:font-size-asian="15pt" style:font-size-complex="15pt"/>
    </style:style>
    <style:style style:name="P5" style:family="paragraph" style:parent-style-name="Standard">
      <style:text-properties fo:color="#000000" fo:font-size="15pt" officeooo:rsid="002ee593" officeooo:paragraph-rsid="003a804c" style:font-size-asian="15pt" style:font-size-complex="15pt"/>
    </style:style>
    <style:style style:name="P6" style:family="paragraph" style:parent-style-name="Standard">
      <style:text-properties fo:color="#000000" fo:font-size="15pt" officeooo:rsid="002ee593" officeooo:paragraph-rsid="003bd21c" style:font-size-asian="15pt" style:font-size-complex="15pt"/>
    </style:style>
    <style:style style:name="P7" style:family="paragraph" style:parent-style-name="Standard">
      <style:text-properties fo:color="#000000" fo:font-size="15pt" officeooo:rsid="002ee593" officeooo:paragraph-rsid="00452eba" style:font-size-asian="15pt" style:font-size-complex="15pt"/>
    </style:style>
    <style:style style:name="P8" style:family="paragraph" style:parent-style-name="Standard">
      <style:text-properties fo:color="#000000" fo:font-size="15pt" officeooo:rsid="002ee593" officeooo:paragraph-rsid="00480ea7" style:font-size-asian="15pt" style:font-size-complex="15pt"/>
    </style:style>
    <style:style style:name="P9" style:family="paragraph" style:parent-style-name="Standard">
      <style:text-properties fo:color="#000000" fo:font-size="15pt" officeooo:rsid="002ee593" officeooo:paragraph-rsid="004a398c" style:font-size-asian="15pt" style:font-size-complex="15pt"/>
    </style:style>
    <style:style style:name="P10" style:family="paragraph" style:parent-style-name="Standard">
      <style:text-properties fo:color="#000000" fo:font-size="15pt" officeooo:rsid="002ee593" officeooo:paragraph-rsid="00534452" style:font-size-asian="15pt" style:font-size-complex="15pt"/>
    </style:style>
    <style:style style:name="P11" style:family="paragraph" style:parent-style-name="Standard">
      <style:text-properties fo:color="#000000" fo:font-size="15pt" officeooo:rsid="002ee593" officeooo:paragraph-rsid="006e5275" style:font-size-asian="15pt" style:font-size-complex="15pt"/>
    </style:style>
    <style:style style:name="P12" style:family="paragraph" style:parent-style-name="Standard">
      <style:text-properties fo:color="#000000" fo:font-size="15pt" officeooo:rsid="002ee593" officeooo:paragraph-rsid="00729623" style:font-size-asian="15pt" style:font-size-complex="15pt"/>
    </style:style>
    <style:style style:name="P13" style:family="paragraph" style:parent-style-name="Standard">
      <style:text-properties fo:color="#000000" fo:font-size="15pt" officeooo:rsid="002ee593" officeooo:paragraph-rsid="0081cb9e" style:font-size-asian="15pt" style:font-size-complex="15pt"/>
    </style:style>
    <style:style style:name="P14" style:family="paragraph" style:parent-style-name="Standard">
      <style:text-properties fo:color="#000000" fo:font-size="15pt" officeooo:rsid="002ee593" officeooo:paragraph-rsid="008470fc" style:font-size-asian="15pt" style:font-size-complex="15pt"/>
    </style:style>
    <style:style style:name="P15" style:family="paragraph" style:parent-style-name="Standard">
      <style:text-properties fo:color="#000000" fo:font-size="15pt" officeooo:rsid="002ee593" officeooo:paragraph-rsid="0096aa60" style:font-size-asian="15pt" style:font-size-complex="15pt"/>
    </style:style>
    <style:style style:name="P16" style:family="paragraph" style:parent-style-name="Standard">
      <style:text-properties fo:color="#000000" fo:font-size="15pt" officeooo:rsid="002ee593" officeooo:paragraph-rsid="00a39a1a" style:font-size-asian="15pt" style:font-size-complex="15pt"/>
    </style:style>
    <style:style style:name="P17" style:family="paragraph" style:parent-style-name="Standard">
      <style:text-properties fo:color="#000000" fo:font-size="15pt" officeooo:rsid="0089bca8" officeooo:paragraph-rsid="0089bca8" style:font-size-asian="15pt" style:font-size-complex="15pt"/>
    </style:style>
    <style:style style:name="P18" style:family="paragraph" style:parent-style-name="Standard">
      <style:text-properties fo:color="#000000" fo:font-size="15pt" fo:font-weight="bold" officeooo:rsid="002ee593" officeooo:paragraph-rsid="002ee593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fo:font-size="15pt" fo:font-weight="bold" officeooo:rsid="002ee593" officeooo:paragraph-rsid="002ee593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fo:font-size="15pt" fo:font-weight="bold" officeooo:rsid="002ee593" officeooo:paragraph-rsid="00534452" style:font-size-asian="15pt" style:font-weight-asian="bold" style:font-size-complex="15pt" style:font-weight-complex="bold"/>
    </style:style>
    <style:style style:name="P21" style:family="paragraph" style:parent-style-name="Standard">
      <style:text-properties fo:color="#000000" fo:font-size="15pt" fo:font-weight="bold" officeooo:rsid="002ee593" officeooo:paragraph-rsid="00534452" style:font-size-asian="15pt" style:font-weight-asian="bold" style:font-size-complex="15pt" style:font-weight-complex="bold"/>
    </style:style>
    <style:style style:name="P22" style:family="paragraph" style:parent-style-name="Standard">
      <style:text-properties fo:color="#000000" fo:font-size="15pt" fo:font-weight="bold" officeooo:rsid="003bd21c" officeooo:paragraph-rsid="003bd21c" style:font-size-asian="15pt" style:font-weight-asian="bold" style:font-size-complex="15pt" style:font-weight-complex="bold"/>
    </style:style>
    <style:style style:name="P23" style:family="paragraph" style:parent-style-name="Standard">
      <style:text-properties fo:color="#000000" fo:font-size="15pt" fo:font-weight="bold" officeooo:rsid="003bd21c" officeooo:paragraph-rsid="0031064f" style:font-size-asian="15pt" style:font-weight-asian="bold" style:font-size-complex="15pt" style:font-weight-complex="bold"/>
    </style:style>
    <style:style style:name="P24" style:family="paragraph" style:parent-style-name="Standard">
      <style:text-properties fo:color="#000000" fo:font-size="15pt" fo:font-weight="normal" officeooo:rsid="002ee593" officeooo:paragraph-rsid="0031064f" style:font-size-asian="15pt" style:font-weight-asian="normal" style:font-size-complex="15pt" style:font-weight-complex="normal"/>
    </style:style>
    <style:style style:name="P25" style:family="paragraph" style:parent-style-name="Standard">
      <style:text-properties fo:color="#000000" fo:font-size="15pt" fo:font-weight="normal" officeooo:rsid="002ee593" officeooo:paragraph-rsid="00534452" style:font-size-asian="15pt" style:font-weight-asian="normal" style:font-size-complex="15pt" style:font-weight-complex="normal"/>
    </style:style>
    <style:style style:name="P26" style:family="paragraph" style:parent-style-name="Standard">
      <style:text-properties fo:color="#000000" fo:font-size="15pt" fo:font-weight="normal" officeooo:rsid="002ee593" officeooo:paragraph-rsid="0096aa60" style:font-size-asian="15pt" style:font-weight-asian="normal" style:font-size-complex="15pt" style:font-weight-complex="normal"/>
    </style:style>
    <style:style style:name="P27" style:family="paragraph" style:parent-style-name="Standard">
      <style:text-properties fo:color="#000000" fo:font-size="15pt" fo:font-weight="normal" officeooo:rsid="0056857a" officeooo:paragraph-rsid="00659f18" style:font-size-asian="15pt" style:font-weight-asian="normal" style:font-size-complex="15pt" style:font-weight-complex="normal"/>
    </style:style>
    <style:style style:name="P28" style:family="paragraph" style:parent-style-name="Standard">
      <style:text-properties fo:color="#000000" fo:font-size="15pt" fo:font-weight="normal" officeooo:rsid="0056857a" officeooo:paragraph-rsid="0096aa60" style:font-size-asian="15pt" style:font-weight-asian="normal" style:font-size-complex="15pt" style:font-weight-complex="normal"/>
    </style:style>
    <style:style style:name="P29" style:family="paragraph" style:parent-style-name="Standard">
      <style:text-properties fo:color="#000000" fo:font-size="15pt" fo:font-weight="normal" officeooo:rsid="00a072f7" officeooo:paragraph-rsid="00a072f7" style:font-size-asian="15pt" style:font-weight-asian="normal" style:font-size-complex="15pt" style:font-weight-complex="normal"/>
    </style:style>
    <style:style style:name="P30" style:family="paragraph" style:parent-style-name="Standard">
      <style:text-properties fo:color="#000000" fo:font-size="14pt" officeooo:rsid="002ee593" officeooo:paragraph-rsid="003bd21c" style:font-size-asian="14pt" style:font-size-complex="14pt"/>
    </style:style>
    <style:style style:name="P31" style:family="paragraph" style:parent-style-name="Standard">
      <style:text-properties fo:color="#000000" fo:font-size="14pt" officeooo:rsid="003a804c" officeooo:paragraph-rsid="003a804c" style:font-size-asian="14pt" style:font-size-complex="14pt"/>
    </style:style>
    <style:style style:name="P32" style:family="paragraph" style:parent-style-name="Standard">
      <style:text-properties fo:color="#2a6099" fo:font-size="15pt" fo:font-weight="bold" officeooo:rsid="002ee593" officeooo:paragraph-rsid="002ee593" style:font-size-asian="15pt" style:font-weight-asian="bold" style:font-size-complex="15pt" style:font-weight-complex="bold"/>
    </style:style>
    <style:style style:name="P33" style:family="paragraph" style:parent-style-name="Standard">
      <style:text-properties fo:color="#000000" fo:font-size="14pt" officeooo:rsid="0050cf6b" officeooo:paragraph-rsid="004a398c" style:font-size-asian="14pt" style:font-size-complex="14pt"/>
    </style:style>
    <style:style style:name="P34" style:family="paragraph" style:parent-style-name="Standard">
      <style:text-properties fo:color="#000000" fo:font-size="15pt" fo:font-weight="bold" officeooo:rsid="00598685" officeooo:paragraph-rsid="00534452" style:font-size-asian="15pt" style:font-weight-asian="bold" style:font-size-complex="15pt" style:font-weight-complex="bold"/>
    </style:style>
    <style:style style:name="P35" style:family="paragraph" style:parent-style-name="Standard">
      <style:text-properties fo:color="#000000" fo:font-size="15pt" fo:font-weight="bold" officeooo:rsid="002ee593" officeooo:paragraph-rsid="00ac87b2" style:font-size-asian="15pt" style:font-weight-asian="bold" style:font-size-complex="15pt" style:font-weight-complex="bold"/>
    </style:style>
    <style:style style:name="P36" style:family="paragraph" style:parent-style-name="Standard">
      <style:text-properties fo:color="#000000" fo:font-size="15pt" fo:font-weight="bold" officeooo:rsid="00b03f62" officeooo:paragraph-rsid="00b03f62" style:font-size-asian="15pt" style:font-weight-asian="bold" style:font-size-complex="15pt" style:font-weight-complex="bold"/>
    </style:style>
    <style:style style:name="P37" style:family="paragraph" style:parent-style-name="Standard">
      <style:text-properties fo:color="#000000" fo:font-size="15pt" fo:font-weight="normal" officeooo:rsid="002ee593" officeooo:paragraph-rsid="0096aa60" style:font-size-asian="15pt" style:font-weight-asian="normal" style:font-size-complex="15pt" style:font-weight-complex="normal"/>
    </style:style>
    <style:style style:name="P38" style:family="paragraph" style:parent-style-name="Standard">
      <style:text-properties fo:color="#000000" fo:font-size="15pt" fo:font-weight="normal" officeooo:rsid="002ee593" officeooo:paragraph-rsid="00b7977e" style:font-size-asian="15pt" style:font-weight-asian="normal" style:font-size-complex="15pt" style:font-weight-complex="normal"/>
    </style:style>
    <style:style style:name="P39" style:family="paragraph" style:parent-style-name="Standard">
      <style:text-properties fo:color="#000000" fo:font-size="15pt" fo:font-weight="normal" officeooo:rsid="002ee593" officeooo:paragraph-rsid="00b89b4d" style:font-size-asian="15pt" style:font-weight-asian="normal" style:font-size-complex="15pt" style:font-weight-complex="normal"/>
    </style:style>
    <style:style style:name="P40" style:family="paragraph" style:parent-style-name="Standard">
      <style:text-properties fo:color="#000000" fo:font-size="15pt" fo:font-weight="normal" officeooo:rsid="002ee593" officeooo:paragraph-rsid="00bdc0a5" style:font-size-asian="15pt" style:font-weight-asian="normal" style:font-size-complex="15pt" style:font-weight-complex="normal"/>
    </style:style>
    <style:style style:name="P41" style:family="paragraph" style:parent-style-name="Standard">
      <style:text-properties fo:color="#000000" fo:font-size="15pt" fo:font-weight="normal" officeooo:rsid="002ee593" officeooo:paragraph-rsid="00c5b1bf" style:font-size-asian="15pt" style:font-weight-asian="normal" style:font-size-complex="15pt" style:font-weight-complex="normal"/>
    </style:style>
    <style:style style:name="P42" style:family="paragraph" style:parent-style-name="Standard">
      <style:text-properties fo:color="#000000" fo:font-size="15pt" fo:font-weight="normal" officeooo:rsid="002ee593" officeooo:paragraph-rsid="00c714f6" style:font-size-asian="15pt" style:font-weight-asian="normal" style:font-size-complex="15pt" style:font-weight-complex="normal"/>
    </style:style>
    <style:style style:name="P43" style:family="paragraph" style:parent-style-name="Standard">
      <style:text-properties fo:color="#000000" fo:font-size="15pt" fo:font-weight="normal" officeooo:rsid="002ee593" officeooo:paragraph-rsid="00cae35e" style:font-size-asian="15pt" style:font-weight-asian="normal" style:font-size-complex="15pt" style:font-weight-complex="normal"/>
    </style:style>
    <style:style style:name="P44" style:family="paragraph" style:parent-style-name="Standard">
      <style:text-properties fo:color="#000000" fo:font-size="15pt" fo:font-weight="normal" officeooo:rsid="0056857a" officeooo:paragraph-rsid="00ac87b2" style:font-size-asian="15pt" style:font-weight-asian="normal" style:font-size-complex="15pt" style:font-weight-complex="normal"/>
    </style:style>
    <style:style style:name="P45" style:family="paragraph" style:parent-style-name="Standard">
      <style:text-properties fo:color="#000000" fo:font-size="15pt" fo:font-weight="normal" officeooo:rsid="0056857a" officeooo:paragraph-rsid="00659f18" style:font-size-asian="15pt" style:font-weight-asian="normal" style:font-size-complex="15pt" style:font-weight-complex="normal"/>
    </style:style>
    <style:style style:name="P46" style:family="paragraph" style:parent-style-name="Standard">
      <style:text-properties fo:color="#000000" fo:font-size="15pt" fo:font-weight="normal" officeooo:rsid="0056857a" officeooo:paragraph-rsid="0096aa60" style:font-size-asian="15pt" style:font-weight-asian="normal" style:font-size-complex="15pt" style:font-weight-complex="normal"/>
    </style:style>
    <style:style style:name="P47" style:family="paragraph" style:parent-style-name="Standard">
      <style:text-properties fo:color="#000000" fo:font-size="15pt" fo:font-weight="normal" officeooo:rsid="00b2466e" officeooo:paragraph-rsid="00b2466e" style:font-size-asian="15pt" style:font-weight-asian="normal" style:font-size-complex="15pt" style:font-weight-complex="normal"/>
    </style:style>
    <style:style style:name="P48" style:family="paragraph" style:parent-style-name="Standard">
      <style:text-properties fo:color="#000000" fo:font-size="15pt" officeooo:rsid="002ee593" officeooo:paragraph-rsid="00534452" style:font-size-asian="15pt" style:font-size-complex="15pt"/>
    </style:style>
    <style:style style:name="P49" style:family="paragraph" style:parent-style-name="Standard">
      <style:text-properties fo:color="#000000" fo:font-size="15pt" officeooo:rsid="002ee593" officeooo:paragraph-rsid="00ac87b2" style:font-size-asian="15pt" style:font-size-complex="15pt"/>
    </style:style>
    <style:style style:name="P50" style:family="paragraph" style:parent-style-name="Standard">
      <style:text-properties fo:color="#81d41a" fo:font-size="15pt" fo:font-weight="normal" officeooo:rsid="002ee593" officeooo:paragraph-rsid="00b7977e" style:font-size-asian="15pt" style:font-weight-asian="normal" style:font-size-complex="15pt" style:font-weight-complex="normal"/>
    </style:style>
    <style:style style:name="P51" style:family="paragraph" style:parent-style-name="Standard">
      <style:text-properties fo:color="#81d41a" fo:font-size="15pt" fo:font-weight="normal" officeooo:rsid="00c9786b" officeooo:paragraph-rsid="00c9786b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064f" style:font-weight-asian="bold" style:font-weight-complex="bold"/>
    </style:style>
    <style:style style:name="T3" style:family="text">
      <style:text-properties fo:font-weight="bold" officeooo:rsid="003a804c" style:font-weight-asian="bold" style:font-weight-complex="bold"/>
    </style:style>
    <style:style style:name="T4" style:family="text">
      <style:text-properties fo:font-weight="bold" officeooo:rsid="003bd21c" style:font-weight-asian="bold" style:font-weight-complex="bold"/>
    </style:style>
    <style:style style:name="T5" style:family="text">
      <style:text-properties fo:font-weight="bold" officeooo:rsid="003e9440" style:font-weight-asian="bold" style:font-weight-complex="bold"/>
    </style:style>
    <style:style style:name="T6" style:family="text">
      <style:text-properties fo:font-weight="bold" officeooo:rsid="00452eba" style:font-weight-asian="bold" style:font-weight-complex="bold"/>
    </style:style>
    <style:style style:name="T7" style:family="text">
      <style:text-properties fo:font-weight="bold" officeooo:rsid="00490602" style:font-weight-asian="bold" style:font-weight-complex="bold"/>
    </style:style>
    <style:style style:name="T8" style:family="text">
      <style:text-properties fo:font-weight="bold" officeooo:rsid="004c14ec" style:font-weight-asian="bold" style:font-weight-complex="bold"/>
    </style:style>
    <style:style style:name="T9" style:family="text">
      <style:text-properties fo:font-weight="bold" officeooo:rsid="00534452" style:font-weight-asian="bold" style:font-weight-complex="bold"/>
    </style:style>
    <style:style style:name="T10" style:family="text">
      <style:text-properties fo:font-weight="bold" officeooo:rsid="00598685" style:font-weight-asian="bold" style:font-weight-complex="bold"/>
    </style:style>
    <style:style style:name="T11" style:family="text">
      <style:text-properties fo:font-weight="bold" officeooo:rsid="005f01cd" style:font-weight-asian="bold" style:font-weight-complex="bold"/>
    </style:style>
    <style:style style:name="T12" style:family="text">
      <style:text-properties fo:font-weight="bold" officeooo:rsid="00941c7d" style:font-weight-asian="bold" style:font-weight-complex="bold"/>
    </style:style>
    <style:style style:name="T13" style:family="text">
      <style:text-properties fo:font-weight="bold" officeooo:rsid="00a39a1a" style:font-weight-asian="bold" style:font-weight-complex="bold"/>
    </style:style>
    <style:style style:name="T14" style:family="text">
      <style:text-properties fo:font-weight="bold" officeooo:rsid="00bc42c2" style:font-weight-asian="bold" style:font-weight-complex="bold"/>
    </style:style>
    <style:style style:name="T15" style:family="text">
      <style:text-properties fo:font-weight="bold" officeooo:rsid="00c007fb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56857a" style:font-weight-asian="normal" style:font-weight-complex="normal"/>
    </style:style>
    <style:style style:name="T18" style:family="text">
      <style:text-properties fo:font-weight="normal" officeooo:rsid="00ae098a" style:font-weight-asian="normal" style:font-weight-complex="normal"/>
    </style:style>
    <style:style style:name="T19" style:family="text">
      <style:text-properties officeooo:rsid="0031064f"/>
    </style:style>
    <style:style style:name="T20" style:family="text">
      <style:text-properties officeooo:rsid="003160de"/>
    </style:style>
    <style:style style:name="T21" style:family="text">
      <style:text-properties officeooo:rsid="00341275"/>
    </style:style>
    <style:style style:name="T22" style:family="text">
      <style:text-properties officeooo:rsid="00370694"/>
    </style:style>
    <style:style style:name="T23" style:family="text">
      <style:text-properties officeooo:rsid="0037d998"/>
    </style:style>
    <style:style style:name="T24" style:family="text">
      <style:text-properties officeooo:rsid="003a804c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officeooo:rsid="003a804c" style:font-size-asian="14pt" style:font-size-complex="14pt"/>
    </style:style>
    <style:style style:name="T27" style:family="text">
      <style:text-properties fo:font-size="14pt" officeooo:rsid="00434aa7" style:font-size-asian="14pt" style:font-size-complex="14pt"/>
    </style:style>
    <style:style style:name="T28" style:family="text">
      <style:text-properties fo:font-size="14pt" officeooo:rsid="00468f8e" style:font-size-asian="14pt" style:font-size-complex="14pt"/>
    </style:style>
    <style:style style:name="T29" style:family="text">
      <style:text-properties fo:font-size="14pt" officeooo:rsid="00497b2e" style:font-size-asian="14pt" style:font-size-complex="14pt"/>
    </style:style>
    <style:style style:name="T30" style:family="text">
      <style:text-properties fo:font-size="14pt" officeooo:rsid="0050cf6b" style:font-size-asian="14pt" style:font-size-complex="14pt"/>
    </style:style>
    <style:style style:name="T31" style:family="text">
      <style:text-properties fo:font-size="14pt" officeooo:rsid="0050e5db" style:font-size-asian="14pt" style:font-size-complex="14pt"/>
    </style:style>
    <style:style style:name="T32" style:family="text">
      <style:text-properties fo:font-size="14pt" officeooo:rsid="0053e669" style:font-size-asian="14pt" style:font-size-complex="14pt"/>
    </style:style>
    <style:style style:name="T33" style:family="text">
      <style:text-properties fo:font-size="14pt" officeooo:rsid="0056857a" style:font-size-asian="14pt" style:font-size-complex="14pt"/>
    </style:style>
    <style:style style:name="T34" style:family="text">
      <style:text-properties fo:font-size="14pt" officeooo:rsid="00627cf5" style:font-size-asian="14pt" style:font-size-complex="14pt"/>
    </style:style>
    <style:style style:name="T35" style:family="text">
      <style:text-properties fo:font-size="14pt" officeooo:rsid="008377fc" style:font-size-asian="14pt" style:font-size-complex="14pt"/>
    </style:style>
    <style:style style:name="T36" style:family="text">
      <style:text-properties officeooo:rsid="003bd21c"/>
    </style:style>
    <style:style style:name="T37" style:family="text">
      <style:text-properties officeooo:rsid="003c5c29"/>
    </style:style>
    <style:style style:name="T38" style:family="text">
      <style:text-properties officeooo:rsid="003e6b8a"/>
    </style:style>
    <style:style style:name="T39" style:family="text">
      <style:text-properties officeooo:rsid="00402785"/>
    </style:style>
    <style:style style:name="T40" style:family="text">
      <style:text-properties officeooo:rsid="00452eba"/>
    </style:style>
    <style:style style:name="T41" style:family="text">
      <style:text-properties officeooo:rsid="00468f8e"/>
    </style:style>
    <style:style style:name="T42" style:family="text">
      <style:text-properties officeooo:rsid="00480ea7"/>
    </style:style>
    <style:style style:name="T43" style:family="text">
      <style:text-properties officeooo:rsid="00490602"/>
    </style:style>
    <style:style style:name="T44" style:family="text">
      <style:text-properties officeooo:rsid="00497b2e"/>
    </style:style>
    <style:style style:name="T45" style:family="text">
      <style:text-properties officeooo:rsid="004c14ec"/>
    </style:style>
    <style:style style:name="T46" style:family="text">
      <style:text-properties officeooo:rsid="004f0040"/>
    </style:style>
    <style:style style:name="T47" style:family="text">
      <style:text-properties officeooo:rsid="00507b00"/>
    </style:style>
    <style:style style:name="T48" style:family="text">
      <style:text-properties officeooo:rsid="0050c952"/>
    </style:style>
    <style:style style:name="T49" style:family="text">
      <style:text-properties officeooo:rsid="00510b93"/>
    </style:style>
    <style:style style:name="T50" style:family="text">
      <style:text-properties officeooo:rsid="00534452"/>
    </style:style>
    <style:style style:name="T51" style:family="text">
      <style:text-properties officeooo:rsid="0053e669"/>
    </style:style>
    <style:style style:name="T52" style:family="text">
      <style:text-properties officeooo:rsid="0055113f"/>
    </style:style>
    <style:style style:name="T53" style:family="text">
      <style:text-properties officeooo:rsid="0057d13e"/>
    </style:style>
    <style:style style:name="T54" style:family="text">
      <style:text-properties officeooo:rsid="006022ab"/>
    </style:style>
    <style:style style:name="T55" style:family="text">
      <style:text-properties officeooo:rsid="0060e756"/>
    </style:style>
    <style:style style:name="T56" style:family="text">
      <style:text-properties fo:font-style="italic" fo:font-weight="normal" officeooo:rsid="00687e07" style:font-style-asian="italic" style:font-weight-asian="normal" style:font-style-complex="italic" style:font-weight-complex="normal"/>
    </style:style>
    <style:style style:name="T57" style:family="text">
      <style:text-properties officeooo:rsid="006bdf0e"/>
    </style:style>
    <style:style style:name="T58" style:family="text">
      <style:text-properties officeooo:rsid="006cb019"/>
    </style:style>
    <style:style style:name="T59" style:family="text">
      <style:text-properties officeooo:rsid="0071e632"/>
    </style:style>
    <style:style style:name="T60" style:family="text">
      <style:text-properties officeooo:rsid="00434aa7"/>
    </style:style>
    <style:style style:name="T61" style:family="text">
      <style:text-properties officeooo:rsid="007b7d01"/>
    </style:style>
    <style:style style:name="T62" style:family="text">
      <style:text-properties officeooo:rsid="007ff6f0"/>
    </style:style>
    <style:style style:name="T63" style:family="text">
      <style:text-properties officeooo:rsid="008377fc"/>
    </style:style>
    <style:style style:name="T64" style:family="text">
      <style:text-properties officeooo:rsid="008470fc"/>
    </style:style>
    <style:style style:name="T65" style:family="text">
      <style:text-properties officeooo:rsid="0085f353"/>
    </style:style>
    <style:style style:name="T66" style:family="text">
      <style:text-properties officeooo:rsid="0096aa60"/>
    </style:style>
    <style:style style:name="T67" style:family="text">
      <style:text-properties officeooo:rsid="0099d614"/>
    </style:style>
    <style:style style:name="T68" style:family="text">
      <style:text-properties officeooo:rsid="009bd741"/>
    </style:style>
    <style:style style:name="T69" style:family="text">
      <style:text-properties officeooo:rsid="00a39a1a"/>
    </style:style>
    <style:style style:name="T70" style:family="text">
      <style:text-properties officeooo:rsid="00a622bb"/>
    </style:style>
    <style:style style:name="T71" style:family="text">
      <style:text-properties officeooo:rsid="00ac87b2"/>
    </style:style>
    <style:style style:name="T72" style:family="text">
      <style:text-properties officeooo:rsid="00ae521b"/>
    </style:style>
    <style:style style:name="T73" style:family="text">
      <style:text-properties officeooo:rsid="005f01cd"/>
    </style:style>
    <style:style style:name="T74" style:family="text">
      <style:text-properties officeooo:rsid="00b7977e"/>
    </style:style>
    <style:style style:name="T75" style:family="text">
      <style:text-properties officeooo:rsid="00b89b4d"/>
    </style:style>
    <style:style style:name="T76" style:family="text">
      <style:text-properties officeooo:rsid="00bda2d1"/>
    </style:style>
    <style:style style:name="T77" style:family="text">
      <style:text-properties fo:color="#81d41a" officeooo:rsid="00c2af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9">Page Prise en main du microbit</text:p>
      <text:p text:style-name="P18"/>
      <text:p text:style-name="P18">Titre du module : <text:span text:style-name="T46">cours debutant microbit</text:span></text:p>
      <text:p text:style-name="P32">https://en.scratch-wiki.info/wiki/blocks#Block_Shapes</text:p>
      <text:p text:style-name="P24">------| Module Algo 0.<text:span text:style-name="T19">00</text:span> <text:span text:style-name="T2">anatomie du block</text:span><text:span text:style-name="T1"> </text:span></text:p>
      <text:p text:style-name="P4">------------| Paragraphe a)<text:span text:style-name="T20">presentation des catégorie par couleurs</text:span> </text:p>
      <text:p text:style-name="P4">------------| Paragraphe b)<text:span text:style-name="T22">signification contour du block, englober les block </text:span></text:p>
      <text:p text:style-name="P4">------------| Paragraphe c)<text:span text:style-name="T20">zone modification arrondie, zone hexagonal</text:span> <text:span text:style-name="T23">(remplacable, glissable)</text:span></text:p>
      <text:p text:style-name="P4">------------| Paragraphe d)<text:span text:style-name="T21">sélection de la liste de choix</text:span></text:p>
      <text:p text:style-name="P23"/>
      <text:p text:style-name="P22"/>
      <text:p text:style-name="P3">------| Module Algo 0.<text:span text:style-name="T19">1</text:span> <text:s/>? <text:span text:style-name="T3">montrer avec la facade microbit </text:span><text:span text:style-name="T56">(on modifie en framboise par exemple)</text:span></text:p>
      <text:p text:style-name="P3">------------| Paragraphe a) <text:span text:style-name="T57">montrer une image</text:span> <text:a xlink:type="simple" xlink:href="https://microbit.org/fr/projects/make-it-code-it/shining-sunbeams/" text:style-name="Internet_20_link" text:visited-style-name="Visited_20_Internet_20_Link">https://microbit.org/fr/projects/make-it-code-it/shining-sunbeams/</text:a></text:p>
      <text:p text:style-name="P3"/>
      <text:p text:style-name="P5">------------| Paragraphe b) <text:span text:style-name="T24">afficher une framboise + clignottement</text:span></text:p>
      <text:p text:style-name="P5"><text:a xlink:type="simple" xlink:href="https://microbit.org/fr/projects/make-it-code-it/animated-animals/" text:style-name="Internet_20_link" text:visited-style-name="Visited_20_Internet_20_Link">https://microbit.org/fr/projects/make-it-code-it/animated-animals/</text:a></text:p>
      <text:p text:style-name="P5"/>
      <text:p text:style-name="P5">------------| Paragraphe c) <text:s/><text:span text:style-name="T26">afficher une framboise + action touche A +clignottement</text:span></text:p>
      <text:p text:style-name="P5"><text:a xlink:type="simple" xlink:href="https://microbit.org/fr/projects/make-it-code-it/flashing-emotions/" text:style-name="Internet_20_link" text:visited-style-name="Visited_20_Internet_20_Link"><text:span text:style-name="T26">https://microbit.org/fr/projects/make-it-code-it/flashing-emotions/</text:span></text:a></text:p>
      <text:p text:style-name="P31"/>
      <text:p text:style-name="P3">------------| Paragraphe d) <text:span text:style-name="T24">afficher du texte</text:span></text:p>
      <text:p text:style-name="P3"><text:a xlink:type="simple" xlink:href="https://microbit.org/fr/projects/make-it-code-it/name-badge/" text:style-name="Internet_20_link" text:visited-style-name="Visited_20_Internet_20_Link">https://microbit.org/fr/projects/make-it-code-it/name-badge/</text:a></text:p>
      <text:p text:style-name="P3"/>
      <text:p text:style-name="P3"/>
      <text:p text:style-name="P6">------| Module Algo 0.<text:span text:style-name="T36">2</text:span> <text:s/>? <text:span text:style-name="T4">jouer avec les capteurs</text:span></text:p>
      <text:p text:style-name="P6">------------| Paragraphe a) <text:span text:style-name="T58">Quand on secoue on montre une image</text:span></text:p>
      <text:p text:style-name="P6"><text:a xlink:type="simple" xlink:href="https://microbit.org/fr/projects/make-it-code-it/get-silly/" text:style-name="Internet_20_link" text:visited-style-name="Visited_20_Internet_20_Link">https://microbit.org/fr/projects/make-it-code-it/get-silly/</text:a></text:p>
      <text:p text:style-name="P6"/>
      <text:p text:style-name="P6">------------| Paragraphe b) <text:span text:style-name="T36">quand le micro detecte du son faire une action</text:span></text:p>
      <text:p text:style-name="P11"><text:a xlink:type="simple" xlink:href="https://microbit.org/projects/make-it-code-it/get-silly/" text:style-name="Internet_20_link" text:visited-style-name="Visited_20_Internet_20_Link">https://microbit.org/projects/make-it-code-it/get-silly/</text:a></text:p>
      <text:p text:style-name="P11"/>
      <text:p text:style-name="P6">------------| Paragraphe c) <text:span text:style-name="T36">quand on appuye sur la touche tactile</text:span> <text:span text:style-name="T59">(on récup uniquement la partie block )</text:span></text:p>
      <text:p text:style-name="P6"><text:a xlink:type="simple" xlink:href="https://microbit.org/projects/make-it-code-it/clap-lights/" text:style-name="Internet_20_link" text:visited-style-name="Visited_20_Internet_20_Link">https://microbit.org/projects/make-it-code-it/clap-lights/</text:a></text:p>
      <text:p text:style-name="P6"/>
      <text:p text:style-name="P6">------------| Paragraphe d) <text:span text:style-name="T37">lecture température</text:span></text:p>
      <text:p text:style-name="P12"><text:a xlink:type="simple" xlink:href="https://microbit.org/fr/projects/make-it-code-it/touch-heart/" text:style-name="Internet_20_link" text:visited-style-name="Visited_20_Internet_20_Link">https://microbit.org/fr/projects/make-it-code-it/touch-heart/</text:a></text:p>
      <text:p text:style-name="P6"><text:a xlink:type="simple" xlink:href="https://www.c-sharpcorner.com/article/how-to-read-temperature-using-bbc-microbit/" text:style-name="Internet_20_link" text:visited-style-name="Visited_20_Internet_20_Link">https://www.c-sharpcorner.com/article/how-to-read-temperature-using-bbc-</text:a><text:soft-page-break/><text:a xlink:type="simple" xlink:href="https://www.c-sharpcorner.com/article/how-to-read-temperature-using-bbc-microbit/" text:style-name="Internet_20_link" text:visited-style-name="Visited_20_Internet_20_Link">microbit/</text:a></text:p>
      <text:p text:style-name="P6"/>
      <text:p text:style-name="P6"/>
      <text:p text:style-name="P30">------| Module Algo 0.<text:span text:style-name="T38">3</text:span> ? <text:span text:style-name="T12">faire </text:span><text:span text:style-name="T5">les boucles</text:span></text:p>
      <text:p text:style-name="P30">------------| Paragraphe a) <text:span text:style-name="T39">répéter fois</text:span></text:p>
      <text:p text:style-name="P6"><text:a xlink:type="simple" xlink:href="https://makecode.microbit.org/blocks/loops/repeat" text:style-name="Internet_20_link" text:visited-style-name="Visited_20_Internet_20_Link"><text:span text:style-name="T25">https://makecode.microbit.org/blocks/loops/repeat</text:span></text:a></text:p>
      <text:p text:style-name="P30"/>
      <text:p text:style-name="P30">------------| Paragraphe b) <text:span text:style-name="T39">tant que</text:span></text:p>
      <text:p text:style-name="P6"><text:a xlink:type="simple" xlink:href="https://makecode.microbit.org/blocks/loops/while" text:style-name="Internet_20_link" text:visited-style-name="Visited_20_Internet_20_Link"><text:span text:style-name="T25">https://makecode.microbit.org/blocks/loops/while</text:span></text:a></text:p>
      <text:p text:style-name="P30"/>
      <text:p text:style-name="P30">------------| Paragraphe c) <text:s/><text:span text:style-name="T60">chaque fois que</text:span></text:p>
      <text:p text:style-name="P6"><text:a xlink:type="simple" xlink:href="https://makecode.microbit.org/reference/loops/every-interval" text:style-name="Internet_20_link" text:visited-style-name="Visited_20_Internet_20_Link"><text:span text:style-name="T27">https://makecode.microbit.org/reference/loops/every-interval</text:span></text:a></text:p>
      <text:p text:style-name="P30"/>
      <text:p text:style-name="P30">------------| Paragraphe d) <text:span text:style-name="T61">inteval de temps</text:span></text:p>
      <text:p text:style-name="P3"><text:a xlink:type="simple" xlink:href="https://makecode.microbit.org/reference/loops/every-interval" text:style-name="Internet_20_link" text:visited-style-name="Visited_20_Internet_20_Link">https://makecode.microbit.org/reference/loops/every-interval</text:a></text:p>
      <text:p text:style-name="P3"/>
      <text:p text:style-name="P7">------| Module Algo 0.<text:span text:style-name="T40">4</text:span> ? <text:span text:style-name="T5">les </text:span><text:span text:style-name="T6">conditions</text:span></text:p>
      <text:p text:style-name="P7"><text:a xlink:type="simple" xlink:href="https://makecode.microbit.org/blocks/logic/if" text:style-name="Internet_20_link" text:visited-style-name="Visited_20_Internet_20_Link"><text:span text:style-name="T6">https://makecode.microbit.org/blocks/logic/if</text:span></text:a></text:p>
      <text:p text:style-name="P7">------------| Paragraphe a) <text:span text:style-name="T41">si et sinon</text:span></text:p>
      <text:p text:style-name="P14">------------| Paragraphe <text:span text:style-name="T65">b</text:span>) <text:span text:style-name="T64">si extention</text:span></text:p>
      <text:p text:style-name="P7">------------| Paragraphe <text:span text:style-name="T65">c</text:span>) <text:s/><text:span text:style-name="T62">egaliter</text:span><text:span text:style-name="T28"> entre nombre </text:span><text:span text:style-name="T35">et inégalité</text:span></text:p>
      <text:p text:style-name="P13">------------| Paragraphe <text:span text:style-name="T65">d</text:span>) <text:s/><text:span text:style-name="T63">plus grand ou égale ou plus petite ou égale</text:span></text:p>
      <text:p text:style-name="P7"/>
      <text:p text:style-name="P8">------| Module Algo 0.<text:span text:style-name="T42">5</text:span> ? <text:span text:style-name="T5">les </text:span><text:span text:style-name="T7">variables</text:span></text:p>
      <text:p text:style-name="P8"><text:a xlink:type="simple" xlink:href="https://microbit.org/projects/make-it-code-it/step-counter/" text:style-name="Internet_20_link" text:visited-style-name="Visited_20_Internet_20_Link"><text:span text:style-name="T7">https://microbit.org/projects/make-it-code-it/step-counter/</text:span></text:a></text:p>
      <text:p text:style-name="P17"><text:span text:style-name="T7">t</text:span><text:span text:style-name="T1">out est dans la vidéo pour la création de variable</text:span></text:p>
      <text:p text:style-name="P8">------------| Paragraphe a) <text:span text:style-name="T43">creation d’une variable</text:span></text:p>
      <text:p text:style-name="P8">------------| Paragraphe b) <text:span text:style-name="T44">lire variable</text:span></text:p>
      <text:p text:style-name="P8">------------| Paragraphe c) <text:s/><text:span text:style-name="T29">definir variable</text:span></text:p>
      <text:p text:style-name="P8">------------| Paragraphe d) <text:span text:style-name="T44">modifier variable</text:span></text:p>
      <text:p text:style-name="P8"/>
      <text:p text:style-name="P9">------| Module Algo 0.<text:span text:style-name="T45">6</text:span> ? <text:span text:style-name="T8">jouer avec la musique</text:span></text:p>
      <text:p text:style-name="P9">------------| Paragraphe a) <text:span text:style-name="T47">jouer une mélodie</text:span></text:p>
      <text:p text:style-name="P9"><text:a xlink:type="simple" xlink:href="https://microbit.org/fr/projects/make-it-code-it/make-some-noise/" text:style-name="Internet_20_link" text:visited-style-name="Visited_20_Internet_20_Link">https://microbit.org/fr/projects/make-it-code-it/make-some-noise/</text:a></text:p>
      <text:p text:style-name="P9"/>
      <text:p text:style-name="P9">------------| Paragraphe b) <text:s/><text:span text:style-name="T67">jouer plusieur note de musique </text:span></text:p>
      <text:p text:style-name="P9"><text:a xlink:type="simple" xlink:href="https://microbit.org/projects/make-it-code-it/simple-tilt-alarm/" text:style-name="Internet_20_link" text:visited-style-name="Visited_20_Internet_20_Link">https://microbit.org/projects/make-it-code-it/simple-tilt-alarm/</text:a></text:p>
      <text:p text:style-name="P9">------------| Paragraphe c) <text:s/><text:span text:style-name="T30">r</text:span><text:span text:style-name="T31">é</text:span><text:span text:style-name="T30">gler volume</text:span></text:p>
      <text:p text:style-name="P9"><text:a xlink:type="simple" xlink:href="https://support.microbit.org/support/solutions/articles/19000120590-mute-the-micro-bit-control-the-volume" text:style-name="Internet_20_link" text:visited-style-name="Visited_20_Internet_20_Link"><text:span text:style-name="T30">https://support.microbit.org/support/solutions/articles/19000120590-mute-the-micro-bit-control-the-volume</text:span></text:a></text:p>
      <text:p text:style-name="P33"/>
      <text:p text:style-name="P9">------------| Paragraphe d) <text:span text:style-name="T68">l’équaliseur du microphone</text:span></text:p>
      <text:p text:style-name="P9"><text:a xlink:type="simple" xlink:href="https://microbit.org/fr/projects/make-it-code-it/sound-meter/" text:style-name="Internet_20_link" text:visited-style-name="Visited_20_Internet_20_Link">https://microbit.org/fr/projects/make-it-code-it/sound-meter/</text:a></text:p>
      <text:p text:style-name="P9"><text:soft-page-break/></text:p>
      <text:p text:style-name="P9"/>
      <text:p text:style-name="P10">------| Module Algo 0.<text:span text:style-name="T50">7</text:span> ? <text:span text:style-name="T10">transmission entre 2 carte microbot filaire</text:span></text:p>
      <text:p text:style-name="P10"><text:a xlink:type="simple" xlink:href="https://microbit.nominetresearch.uk/networking-book-online/wiredcommunication/wiredcommunication/" text:style-name="Internet_20_link" text:visited-style-name="Visited_20_Internet_20_Link"><text:span text:style-name="T10">https://microbit.nominetresearch.uk/networking-book-online/wiredcommunication/wiredcommunication/</text:span></text:a></text:p>
      <text:p text:style-name="P34"/>
      <text:p text:style-name="P10">------------| Paragraphe a) <text:span text:style-name="T51">lire la broche P0 en branchant la patte 3V</text:span></text:p>
      <text:p text:style-name="P10">------------| <text:span text:style-name="T25">Paragraphe <text:s/>b) <text:s/></text:span><text:span text:style-name="T32">ecrire un 0 puis un 1 en patte P1 lecture avec un voltmetre</text:span></text:p>
      <text:p text:style-name="P10">------------| Paragraphe c) <text:span text:style-name="T51">afficher le résultat </text:span><text:s/><text:span text:style-name="T51">en facade 0 ou 1</text:span></text:p>
      <text:p text:style-name="P10">------------| Paragraphe d) <text:span text:style-name="T52">utiliser le port analogique</text:span></text:p>
      <text:p text:style-name="P10"/>
      <text:p text:style-name="P10">------| Module Algo 0.<text:span text:style-name="T53">8</text:span> ? <text:span text:style-name="T9">transmission entre 2 cartes microbit </text:span><text:span text:style-name="T10">par onde</text:span></text:p>
      <text:p text:style-name="P10"><text:a xlink:type="simple" xlink:href="https://microbit.org/projects/make-it-code-it/send-a-smile/" text:style-name="Internet_20_link" text:visited-style-name="Visited_20_Internet_20_Link"><text:span text:style-name="T10">https://microbit.org/projects/make-it-code-it/send-a-smile/</text:span></text:a></text:p>
      <text:p text:style-name="P29">piocher dedans :</text:p>
      <text:p text:style-name="P29"><text:a xlink:type="simple" xlink:href="https://www.instructables.com/Radio-Signals-on-Microbit/" text:style-name="Internet_20_link" text:visited-style-name="Visited_20_Internet_20_Link">https://www.instructables.com/Radio-Signals-on-Microbit/</text:a></text:p>
      <text:p text:style-name="P29"/>
      <text:p text:style-name="P10">------------| Paragraphe a) <text:span text:style-name="T70">comment transmettre une onde et envoyer un message</text:span></text:p>
      <text:p text:style-name="P10"><text:a xlink:type="simple" xlink:href="https://microbit.org/projects/make-it-code-it/send-a-smile/" text:style-name="Internet_20_link" text:visited-style-name="Visited_20_Internet_20_Link">https://microbit.org/projects/make-it-code-it/send-a-smile/</text:a></text:p>
      <text:p text:style-name="P10"/>
      <text:p text:style-name="P10"><text:a xlink:type="simple" xlink:href="https://microbit.hackster.io/anish78/communication-of-micro-bit-using-radio-signal-7b28ce" text:style-name="Internet_20_link" text:visited-style-name="Visited_20_Internet_20_Link">https://microbit.hackster.io/anish78/communication-of-micro-bit-using-radio-signal-7b28ce</text:a></text:p>
      <text:p text:style-name="P10"/>
      <text:p text:style-name="P10"/>
      <text:p text:style-name="P10">------------| Paragraphe b) <text:span text:style-name="T70">comment recevoir une onde et reception du message</text:span></text:p>
      <text:p text:style-name="P10">------------| Paragraphe c) <text:s/><text:span text:style-name="T33">lire la force du signal</text:span></text:p>
      <text:p text:style-name="P10">------------| Paragraphe d)</text:p>
      <text:p text:style-name="P10"/>
      <text:p text:style-name="P49">------| Module Algo <text:span text:style-name="T72">exercice 0</text:span>.<text:span text:style-name="T71">9</text:span> ? <text:span text:style-name="T11">montrer icône sans utiliser le block montrer</text:span></text:p>
      <text:p text:style-name="P47"><text:span text:style-name="T73">P</text:span>as trouvé</text:p>
      <text:p text:style-name="P49">------------| Paragraphe a) <text:span text:style-name="T54">afficher un point sur la facade avec allumé x et y</text:span></text:p>
      <text:p text:style-name="P49">------------| Paragraphe b) <text:span text:style-name="T55">le faire clignoter</text:span></text:p>
      <text:p text:style-name="P49">------------| Paragraphe c) <text:s/><text:span text:style-name="T34">utiliser condition « alumé à x y »</text:span></text:p>
      <text:p text:style-name="P35">------------| <text:span text:style-name="T16">Paragraphe d) </text:span><text:span text:style-name="T17">faire un ping pong entre 2 microbit <text:s/>et jouer la note à chaque envoie </text:span><text:span text:style-name="T18">(chenilard va et vient comme k2000)</text:span></text:p>
      <text:p text:style-name="P36"><text:span text:style-name="T18">P</text:span><text:span text:style-name="T16">roposition de la solution</text:span></text:p>
      <text:p text:style-name="P44"/>
      <text:p text:style-name="P10"/>
      <text:p text:style-name="P1"/>
      <text:p text:style-name="P1"/>
      <text:p text:style-name="P1"/>
      <text:p text:style-name="P20">Page <text:span text:style-name="T50">microbit avancé</text:span></text:p>
      <text:p text:style-name="P21"><text:soft-page-break/></text:p>
      <text:p text:style-name="P21">Titre du module : <text:span text:style-name="T46">cours mode avancé</text:span></text:p>
      <text:p text:style-name="P27"/>
      <text:p text:style-name="P38">------| Module Algo <text:span text:style-name="T66">1</text:span>.<text:span text:style-name="T74">1</text:span> ? <text:span text:style-name="T14">La sortie digital du microbit</text:span></text:p>
      <text:p text:style-name="P38"><text:a xlink:type="simple" xlink:href="https://support.microbit.org/support/solutions/articles/19000101863-connecting-an-led-to-the-micro-bit" text:style-name="Internet_20_link" text:visited-style-name="Visited_20_Internet_20_Link"><text:span text:style-name="T8"/></text:a></text:p>
      <text:p text:style-name="P39">------------| Paragraphe <text:span text:style-name="T76">a</text:span>) <text:span text:style-name="T75">utiliser une sortie digital</text:span></text:p>
      <text:p text:style-name="P38"><text:a xlink:type="simple" xlink:href="https://support.microbit.org/support/solutions/articles/19000101863-connecting-an-led-to-the-micro-bit" text:style-name="Internet_20_link" text:visited-style-name="Visited_20_Internet_20_Link"><text:span text:style-name="T8">https://support.microbit.org/support/solutions/articles/19000101863-connecting-an-led-to-the-micro-bit</text:span></text:a></text:p>
      <text:p text:style-name="P50"><text:span text:style-name="T45"><text:tab/>expliquer comment brancher la led dans le bon sense et choix de la résistance de protection</text:span></text:p>
      <text:p text:style-name="P38"><text:span text:style-name="T15"/></text:p>
      <text:p text:style-name="P40"><text:span text:style-name="T45">------------| Paragraphe b) utiliser l’entrer digital</text:span></text:p>
      <text:p text:style-name="P40"><text:a xlink:type="simple" xlink:href="https://makecode.microbit.org/reference/pins/digital-read-pin" text:style-name="Internet_20_link" text:visited-style-name="Visited_20_Internet_20_Link">https://makecode.microbit.org/reference/pins/digital-read-pin</text:a></text:p>
      <text:p text:style-name="P40"><text:tab/><text:span text:style-name="T77">comment on scrute l’entrer digital avec une boucle et une variable</text:span></text:p>
      <text:p text:style-name="P40"><text:span text:style-name="T77"/></text:p>
      <text:p text:style-name="P41"><text:span text:style-name="T45">------------| Paragraphe c) utiliser la sortie analog(singal PMW)</text:span></text:p>
      <text:p text:style-name="P41"><text:a xlink:type="simple" xlink:href="https://blog.adacore.com/ada-for-microbit-part-5-analog-output" text:style-name="Internet_20_link" text:visited-style-name="Visited_20_Internet_20_Link">https://blog.adacore.com/ada-for-microbit-part-5-analog-output</text:a></text:p>
      <text:p text:style-name="P41"/>
      <text:p text:style-name="P42"><text:span text:style-name="T45">------------| Paragraphe d) utiliser la entrer analogique</text:span></text:p>
      <text:p text:style-name="P51"><text:span text:style-name="T45">n</text:span>on trouvé : expliquer comment on fait pour lire un singal pwm , on explique par exemple comment on envoie un pmw en P1 et on le recoit sur une autre borche en P2.</text:p>
      <text:p text:style-name="P51"/>
      <text:p text:style-name="P43"><text:span text:style-name="T8"/></text:p>
      <text:p text:style-name="P15">------| Module Algo <text:span text:style-name="T66">1</text:span>.<text:span text:style-name="T45">6</text:span> ? <text:span text:style-name="T8">jouer avec la musique</text:span></text:p>
      <text:p text:style-name="P15">------------| Paragraphe a) <text:span text:style-name="T66">utiliser la microbit comme générateur de fonction :</text:span></text:p>
      <text:p text:style-name="P28"><text:a xlink:type="simple" xlink:href="https://makecode.microbit.org/types/sound" text:style-name="Internet_20_link" text:visited-style-name="Visited_20_Internet_20_Link">https://makecode.microbit.org/types/sound</text:a></text:p>
      <text:p text:style-name="P28"/>
      <text:p text:style-name="P28"/>
      <text:p text:style-name="P15"/>
      <text:p text:style-name="P15">------------| Paragraphe b) <text:span text:style-name="T48">utiliser le buzzer</text:span></text:p>
      <text:p text:style-name="P15">------------| Paragraphe c) <text:s/><text:span text:style-name="T30">r</text:span><text:span text:style-name="T31">é</text:span><text:span text:style-name="T30">gler volume</text:span></text:p>
      <text:p text:style-name="P26">------------| Paragraphe d) <text:span text:style-name="T49">la pause</text:span></text:p>
      <text:p text:style-name="P26"/>
      <text:p text:style-name="P26"/>
      <text:p text:style-name="P16">------| Module Algo <text:span text:style-name="T66">1</text:span>.<text:span text:style-name="T69">8</text:span> ? <text:span text:style-name="T13">la transmission radio avec python</text:span></text:p>
      <text:p text:style-name="P26"><text:a xlink:type="simple" xlink:href="https://jafine.github.io/microbit-2-way-radio-example.html" text:style-name="Internet_20_link" text:visited-style-name="Visited_20_Internet_20_Link">https://jafine.github.io/microbit-2-way-radio-example.html</text:a></text:p>
      <text:p text:style-name="P26"><text:a xlink:type="simple" xlink:href="https://learn.parallax.com/tutorials/robot/cyberbot/cybersecurity-radio-basics/make-microbit-radios-send-and-receive" text:style-name="Internet_20_link" text:visited-style-name="Visited_20_Internet_20_Link">https://learn.parallax.com/tutorials/robot/cyberbot/cybersecurity-radio-basics/make-microbit-radios-send-and-receive</text:a></text:p>
      <text:p text:style-name="P26"/>
      <text:p text:style-name="P26"/>
      <text:p text:style-name="P26"/>
      <text:p text:style-name="P26"><text:soft-page-break/></text:p>
      <text:p text:style-name="P27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o </meta:initial-creator>
    <meta:creation-date>2022-11-07T17:09:28.35</meta:creation-date>
    <dc:date>2022-11-10T16:01:41.835485558</dc:date>
    <meta:editing-duration>PT20H26M41S</meta:editing-duration>
    <meta:editing-cycles>188</meta:editing-cycles>
    <meta:generator>LibreOffice/6.1.5.2$Linux_ARM_EABI LibreOffice_project/10$Build-2</meta:generator>
    <meta:document-statistic meta:table-count="0" meta:image-count="0" meta:object-count="0" meta:page-count="5" meta:paragraph-count="102" meta:word-count="718" meta:character-count="6185" meta:non-whitespace-character-count="5608"/>
  </office:meta>
</office:document-meta>
</file>